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85.35pt" svg:height="382.51pt" svg:x="293.47pt" svg:y="0pt">
            <draw:object draw:notify-on-update-of-ranges="Sheet1.A1:Sheet1.A65 Sheet1.B1:Sheet1.B65 Sheet1.C1:Sheet1.C65 Sheet1.D1:Sheet1.D65 Sheet1.E1:Sheet1.E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03.65" calcext:value-type="float">
            <text:p>3703.65</text:p>
          </table:table-cell>
          <table:table-cell office:value-type="float" office:value="1841.37" calcext:value-type="float">
            <text:p>1841.37</text:p>
          </table:table-cell>
          <table:table-cell office:value-type="float" office:value="927.22" calcext:value-type="float">
            <text:p>927.22</text:p>
          </table:table-cell>
          <table:table-cell office:value-type="float" office:value="692.49" calcext:value-type="float">
            <text:p>692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5.87" calcext:value-type="float">
            <text:p>3705.87</text:p>
          </table:table-cell>
          <table:table-cell office:value-type="float" office:value="3743.44" calcext:value-type="float">
            <text:p>3743.44</text:p>
          </table:table-cell>
          <table:table-cell office:value-type="float" office:value="2356.7" calcext:value-type="float">
            <text:p>2356.7</text:p>
          </table:table-cell>
          <table:table-cell office:value-type="float" office:value="196720.17" calcext:value-type="float">
            <text:p>196720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04.02" calcext:value-type="float">
            <text:p>3704.02</text:p>
          </table:table-cell>
          <table:table-cell office:value-type="float" office:value="1845.57" calcext:value-type="float">
            <text:p>1845.57</text:p>
          </table:table-cell>
          <table:table-cell office:value-type="float" office:value="2385.26" calcext:value-type="float">
            <text:p>2385.26</text:p>
          </table:table-cell>
          <table:table-cell office:value-type="float" office:value="196301.41" calcext:value-type="float">
            <text:p>196301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89.34" calcext:value-type="float">
            <text:p>3689.34</text:p>
          </table:table-cell>
          <table:table-cell office:value-type="float" office:value="3566.56" calcext:value-type="float">
            <text:p>3566.56</text:p>
          </table:table-cell>
          <table:table-cell office:value-type="float" office:value="2435.71" calcext:value-type="float">
            <text:p>2435.71</text:p>
          </table:table-cell>
          <table:table-cell office:value-type="float" office:value="196298.19" calcext:value-type="float">
            <text:p>196298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83.42" calcext:value-type="float">
            <text:p>3683.42</text:p>
          </table:table-cell>
          <table:table-cell office:value-type="float" office:value="1835.29" calcext:value-type="float">
            <text:p>1835.29</text:p>
          </table:table-cell>
          <table:table-cell office:value-type="float" office:value="929.38" calcext:value-type="float">
            <text:p>929.38</text:p>
          </table:table-cell>
          <table:table-cell office:value-type="float" office:value="684.99" calcext:value-type="float">
            <text:p>684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77.1" calcext:value-type="float">
            <text:p>3677.1</text:p>
          </table:table-cell>
          <table:table-cell office:value-type="float" office:value="3720.9" calcext:value-type="float">
            <text:p>3720.9</text:p>
          </table:table-cell>
          <table:table-cell office:value-type="float" office:value="2389.7" calcext:value-type="float">
            <text:p>2389.7</text:p>
          </table:table-cell>
          <table:table-cell office:value-type="float" office:value="198313.12" calcext:value-type="float">
            <text:p>198313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77.96" calcext:value-type="float">
            <text:p>3677.96</text:p>
          </table:table-cell>
          <table:table-cell office:value-type="float" office:value="1832.79" calcext:value-type="float">
            <text:p>1832.79</text:p>
          </table:table-cell>
          <table:table-cell office:value-type="float" office:value="2328" calcext:value-type="float">
            <text:p>2328</text:p>
          </table:table-cell>
          <table:table-cell office:value-type="float" office:value="198594.82" calcext:value-type="float">
            <text:p>198594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69.32" calcext:value-type="float">
            <text:p>3669.32</text:p>
          </table:table-cell>
          <table:table-cell office:value-type="float" office:value="3547.26" calcext:value-type="float">
            <text:p>3547.26</text:p>
          </table:table-cell>
          <table:table-cell office:value-type="float" office:value="2322.6" calcext:value-type="float">
            <text:p>2322.6</text:p>
          </table:table-cell>
          <table:table-cell office:value-type="float" office:value="199171.66" calcext:value-type="float">
            <text:p>199171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9.42" calcext:value-type="float">
            <text:p>3669.42</text:p>
          </table:table-cell>
          <table:table-cell office:value-type="float" office:value="1824.17" calcext:value-type="float">
            <text:p>1824.17</text:p>
          </table:table-cell>
          <table:table-cell office:value-type="float" office:value="923.85" calcext:value-type="float">
            <text:p>923.85</text:p>
          </table:table-cell>
          <table:table-cell office:value-type="float" office:value="695.48" calcext:value-type="float">
            <text:p>695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64.57" calcext:value-type="float">
            <text:p>3664.57</text:p>
          </table:table-cell>
          <table:table-cell office:value-type="float" office:value="3699.05" calcext:value-type="float">
            <text:p>3699.05</text:p>
          </table:table-cell>
          <table:table-cell office:value-type="float" office:value="2319.04" calcext:value-type="float">
            <text:p>2319.04</text:p>
          </table:table-cell>
          <table:table-cell office:value-type="float" office:value="195381.02" calcext:value-type="float">
            <text:p>195381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65.31" calcext:value-type="float">
            <text:p>3665.31</text:p>
          </table:table-cell>
          <table:table-cell office:value-type="float" office:value="1822.94" calcext:value-type="float">
            <text:p>1822.94</text:p>
          </table:table-cell>
          <table:table-cell office:value-type="float" office:value="2410.81" calcext:value-type="float">
            <text:p>2410.81</text:p>
          </table:table-cell>
          <table:table-cell office:value-type="float" office:value="195258.47" calcext:value-type="float">
            <text:p>195258.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59.14" calcext:value-type="float">
            <text:p>3659.14</text:p>
          </table:table-cell>
          <table:table-cell office:value-type="float" office:value="3539.5" calcext:value-type="float">
            <text:p>3539.5</text:p>
          </table:table-cell>
          <table:table-cell office:value-type="float" office:value="2433.51" calcext:value-type="float">
            <text:p>2433.51</text:p>
          </table:table-cell>
          <table:table-cell office:value-type="float" office:value="195260.6" calcext:value-type="float">
            <text:p>195260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56.11" calcext:value-type="float">
            <text:p>3656.11</text:p>
          </table:table-cell>
          <table:table-cell office:value-type="float" office:value="1818.02" calcext:value-type="float">
            <text:p>1818.02</text:p>
          </table:table-cell>
          <table:table-cell office:value-type="float" office:value="918.89" calcext:value-type="float">
            <text:p>918.89</text:p>
          </table:table-cell>
          <table:table-cell office:value-type="float" office:value="682.85" calcext:value-type="float">
            <text:p>682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52.08" calcext:value-type="float">
            <text:p>3652.08</text:p>
          </table:table-cell>
          <table:table-cell office:value-type="float" office:value="3686.1" calcext:value-type="float">
            <text:p>3686.1</text:p>
          </table:table-cell>
          <table:table-cell office:value-type="float" office:value="2436.22" calcext:value-type="float">
            <text:p>2436.22</text:p>
          </table:table-cell>
          <table:table-cell office:value-type="float" office:value="194899.28" calcext:value-type="float">
            <text:p>194899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52.67" calcext:value-type="float">
            <text:p>3652.67</text:p>
          </table:table-cell>
          <table:table-cell office:value-type="float" office:value="1813.76" calcext:value-type="float">
            <text:p>1813.76</text:p>
          </table:table-cell>
          <table:table-cell office:value-type="float" office:value="2306.47" calcext:value-type="float">
            <text:p>2306.47</text:p>
          </table:table-cell>
          <table:table-cell office:value-type="float" office:value="194745.24" calcext:value-type="float">
            <text:p>194745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48.08" calcext:value-type="float">
            <text:p>3648.08</text:p>
          </table:table-cell>
          <table:table-cell office:value-type="float" office:value="3527.89" calcext:value-type="float">
            <text:p>3527.89</text:p>
          </table:table-cell>
          <table:table-cell office:value-type="float" office:value="2302.61" calcext:value-type="float">
            <text:p>2302.61</text:p>
          </table:table-cell>
          <table:table-cell office:value-type="float" office:value="194731.87" calcext:value-type="float">
            <text:p>194731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39.2" calcext:value-type="float">
            <text:p>3639.2</text:p>
          </table:table-cell>
          <table:table-cell office:value-type="float" office:value="1810.25" calcext:value-type="float">
            <text:p>1810.25</text:p>
          </table:table-cell>
          <table:table-cell office:value-type="float" office:value="914.99" calcext:value-type="float">
            <text:p>914.99</text:p>
          </table:table-cell>
          <table:table-cell office:value-type="float" office:value="689.78" calcext:value-type="float">
            <text:p>689.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34.41" calcext:value-type="float">
            <text:p>3634.41</text:p>
          </table:table-cell>
          <table:table-cell office:value-type="float" office:value="3675.87" calcext:value-type="float">
            <text:p>3675.87</text:p>
          </table:table-cell>
          <table:table-cell office:value-type="float" office:value="2345.43" calcext:value-type="float">
            <text:p>2345.43</text:p>
          </table:table-cell>
          <table:table-cell office:value-type="float" office:value="193668.52" calcext:value-type="float">
            <text:p>193668.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33.63" calcext:value-type="float">
            <text:p>3633.63</text:p>
          </table:table-cell>
          <table:table-cell office:value-type="float" office:value="1804.06" calcext:value-type="float">
            <text:p>1804.06</text:p>
          </table:table-cell>
          <table:table-cell office:value-type="float" office:value="2390.83" calcext:value-type="float">
            <text:p>2390.83</text:p>
          </table:table-cell>
          <table:table-cell office:value-type="float" office:value="193712.01" calcext:value-type="float">
            <text:p>193712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29.4" calcext:value-type="float">
            <text:p>3629.4</text:p>
          </table:table-cell>
          <table:table-cell office:value-type="float" office:value="3512.02" calcext:value-type="float">
            <text:p>3512.02</text:p>
          </table:table-cell>
          <table:table-cell office:value-type="float" office:value="2412.71" calcext:value-type="float">
            <text:p>2412.71</text:p>
          </table:table-cell>
          <table:table-cell office:value-type="float" office:value="193708.93" calcext:value-type="float">
            <text:p>193708.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29.26" calcext:value-type="float">
            <text:p>3629.26</text:p>
          </table:table-cell>
          <table:table-cell office:value-type="float" office:value="1802.92" calcext:value-type="float">
            <text:p>1802.92</text:p>
          </table:table-cell>
          <table:table-cell office:value-type="float" office:value="909.94" calcext:value-type="float">
            <text:p>909.94</text:p>
          </table:table-cell>
          <table:table-cell office:value-type="float" office:value="670.54" calcext:value-type="float">
            <text:p>670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22.91" calcext:value-type="float">
            <text:p>3622.91</text:p>
          </table:table-cell>
          <table:table-cell office:value-type="float" office:value="3664.38" calcext:value-type="float">
            <text:p>3664.38</text:p>
          </table:table-cell>
          <table:table-cell office:value-type="float" office:value="2324.57" calcext:value-type="float">
            <text:p>2324.57</text:p>
          </table:table-cell>
          <table:table-cell office:value-type="float" office:value="193740.72" calcext:value-type="float">
            <text:p>193740.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23.06" calcext:value-type="float">
            <text:p>3623.06</text:p>
          </table:table-cell>
          <table:table-cell office:value-type="float" office:value="1799.82" calcext:value-type="float">
            <text:p>1799.82</text:p>
          </table:table-cell>
          <table:table-cell office:value-type="float" office:value="2344.87" calcext:value-type="float">
            <text:p>2344.87</text:p>
          </table:table-cell>
          <table:table-cell office:value-type="float" office:value="191088.28" calcext:value-type="float">
            <text:p>191088.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15.9" calcext:value-type="float">
            <text:p>3615.9</text:p>
          </table:table-cell>
          <table:table-cell office:value-type="float" office:value="3498.38" calcext:value-type="float">
            <text:p>3498.38</text:p>
          </table:table-cell>
          <table:table-cell office:value-type="float" office:value="2284.69" calcext:value-type="float">
            <text:p>2284.69</text:p>
          </table:table-cell>
          <table:table-cell office:value-type="float" office:value="190939.94" calcext:value-type="float">
            <text:p>190939.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13.9" calcext:value-type="float">
            <text:p>3613.9</text:p>
          </table:table-cell>
          <table:table-cell office:value-type="float" office:value="1799.14" calcext:value-type="float">
            <text:p>1799.14</text:p>
          </table:table-cell>
          <table:table-cell office:value-type="float" office:value="913.66" calcext:value-type="float">
            <text:p>913.66</text:p>
          </table:table-cell>
          <table:table-cell office:value-type="float" office:value="683.62" calcext:value-type="float">
            <text:p>683.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09.79" calcext:value-type="float">
            <text:p>3609.79</text:p>
          </table:table-cell>
          <table:table-cell office:value-type="float" office:value="3644.61" calcext:value-type="float">
            <text:p>3644.61</text:p>
          </table:table-cell>
          <table:table-cell office:value-type="float" office:value="2277.95" calcext:value-type="float">
            <text:p>2277.95</text:p>
          </table:table-cell>
          <table:table-cell office:value-type="float" office:value="191948.77" calcext:value-type="float">
            <text:p>191948.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05.67" calcext:value-type="float">
            <text:p>3605.67</text:p>
          </table:table-cell>
          <table:table-cell office:value-type="float" office:value="1792.76" calcext:value-type="float">
            <text:p>1792.76</text:p>
          </table:table-cell>
          <table:table-cell office:value-type="float" office:value="2374.77" calcext:value-type="float">
            <text:p>2374.77</text:p>
          </table:table-cell>
          <table:table-cell office:value-type="float" office:value="191910.87" calcext:value-type="float">
            <text:p>191910.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01.43" calcext:value-type="float">
            <text:p>3601.43</text:p>
          </table:table-cell>
          <table:table-cell office:value-type="float" office:value="3476.6" calcext:value-type="float">
            <text:p>3476.6</text:p>
          </table:table-cell>
          <table:table-cell office:value-type="float" office:value="2376.41" calcext:value-type="float">
            <text:p>2376.41</text:p>
          </table:table-cell>
          <table:table-cell office:value-type="float" office:value="193149.42" calcext:value-type="float">
            <text:p>193149.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99.81" calcext:value-type="float">
            <text:p>3599.81</text:p>
          </table:table-cell>
          <table:table-cell office:value-type="float" office:value="1796.14" calcext:value-type="float">
            <text:p>1796.14</text:p>
          </table:table-cell>
          <table:table-cell office:value-type="float" office:value="909.36" calcext:value-type="float">
            <text:p>909.36</text:p>
          </table:table-cell>
          <table:table-cell office:value-type="float" office:value="671.75" calcext:value-type="float">
            <text:p>671.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92.92" calcext:value-type="float">
            <text:p>3592.92</text:p>
          </table:table-cell>
          <table:table-cell office:value-type="float" office:value="3628.66" calcext:value-type="float">
            <text:p>3628.66</text:p>
          </table:table-cell>
          <table:table-cell office:value-type="float" office:value="2330.5" calcext:value-type="float">
            <text:p>2330.5</text:p>
          </table:table-cell>
          <table:table-cell office:value-type="float" office:value="192509" calcext:value-type="float">
            <text:p>1925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87.08" calcext:value-type="float">
            <text:p>3587.08</text:p>
          </table:table-cell>
          <table:table-cell office:value-type="float" office:value="1787.98" calcext:value-type="float">
            <text:p>1787.98</text:p>
          </table:table-cell>
          <table:table-cell office:value-type="float" office:value="2277.08" calcext:value-type="float">
            <text:p>2277.08</text:p>
          </table:table-cell>
          <table:table-cell office:value-type="float" office:value="192144.09" calcext:value-type="float">
            <text:p>192144.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88.49" calcext:value-type="float">
            <text:p>3588.49</text:p>
          </table:table-cell>
          <table:table-cell office:value-type="float" office:value="3463.85" calcext:value-type="float">
            <text:p>3463.85</text:p>
          </table:table-cell>
          <table:table-cell office:value-type="float" office:value="2266.82" calcext:value-type="float">
            <text:p>2266.82</text:p>
          </table:table-cell>
          <table:table-cell office:value-type="float" office:value="192140.29" calcext:value-type="float">
            <text:p>192140.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84.22" calcext:value-type="float">
            <text:p>3584.22</text:p>
          </table:table-cell>
          <table:table-cell office:value-type="float" office:value="1785.37" calcext:value-type="float">
            <text:p>1785.37</text:p>
          </table:table-cell>
          <table:table-cell office:value-type="float" office:value="908.78" calcext:value-type="float">
            <text:p>908.78</text:p>
          </table:table-cell>
          <table:table-cell office:value-type="float" office:value="680.23" calcext:value-type="float">
            <text:p>680.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77.68" calcext:value-type="float">
            <text:p>3577.68</text:p>
          </table:table-cell>
          <table:table-cell office:value-type="float" office:value="3613.96" calcext:value-type="float">
            <text:p>3613.96</text:p>
          </table:table-cell>
          <table:table-cell office:value-type="float" office:value="2377.98" calcext:value-type="float">
            <text:p>2377.98</text:p>
          </table:table-cell>
          <table:table-cell office:value-type="float" office:value="192052.94" calcext:value-type="float">
            <text:p>192052.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75.93" calcext:value-type="float">
            <text:p>3575.93</text:p>
          </table:table-cell>
          <table:table-cell office:value-type="float" office:value="1778.9" calcext:value-type="float">
            <text:p>1778.9</text:p>
          </table:table-cell>
          <table:table-cell office:value-type="float" office:value="2283.91" calcext:value-type="float">
            <text:p>2283.91</text:p>
          </table:table-cell>
          <table:table-cell office:value-type="float" office:value="190797.36" calcext:value-type="float">
            <text:p>190797.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71.38" calcext:value-type="float">
            <text:p>3571.38</text:p>
          </table:table-cell>
          <table:table-cell office:value-type="float" office:value="3456.38" calcext:value-type="float">
            <text:p>3456.38</text:p>
          </table:table-cell>
          <table:table-cell office:value-type="float" office:value="2380.13" calcext:value-type="float">
            <text:p>2380.13</text:p>
          </table:table-cell>
          <table:table-cell office:value-type="float" office:value="190600.37" calcext:value-type="float">
            <text:p>190600.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77.07" calcext:value-type="float">
            <text:p>3577.07</text:p>
          </table:table-cell>
          <table:table-cell office:value-type="float" office:value="1780.84" calcext:value-type="float">
            <text:p>1780.84</text:p>
          </table:table-cell>
          <table:table-cell office:value-type="float" office:value="908.05" calcext:value-type="float">
            <text:p>908.05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67.38" calcext:value-type="float">
            <text:p>3567.38</text:p>
          </table:table-cell>
          <table:table-cell office:value-type="float" office:value="3606.77" calcext:value-type="float">
            <text:p>3606.77</text:p>
          </table:table-cell>
          <table:table-cell office:value-type="float" office:value="2376.07" calcext:value-type="float">
            <text:p>2376.07</text:p>
          </table:table-cell>
          <table:table-cell office:value-type="float" office:value="190598.98" calcext:value-type="float">
            <text:p>190598.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59.99" calcext:value-type="float">
            <text:p>3559.99</text:p>
          </table:table-cell>
          <table:table-cell office:value-type="float" office:value="1774.89" calcext:value-type="float">
            <text:p>1774.89</text:p>
          </table:table-cell>
          <table:table-cell office:value-type="float" office:value="2253.07" calcext:value-type="float">
            <text:p>2253.07</text:p>
          </table:table-cell>
          <table:table-cell office:value-type="float" office:value="192034" calcext:value-type="float">
            <text:p>1920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58.23" calcext:value-type="float">
            <text:p>3558.23</text:p>
          </table:table-cell>
          <table:table-cell office:value-type="float" office:value="3439.38" calcext:value-type="float">
            <text:p>3439.38</text:p>
          </table:table-cell>
          <table:table-cell office:value-type="float" office:value="2246.69" calcext:value-type="float">
            <text:p>2246.69</text:p>
          </table:table-cell>
          <table:table-cell office:value-type="float" office:value="191158.51" calcext:value-type="float">
            <text:p>191158.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58.23" calcext:value-type="float">
            <text:p>3558.23</text:p>
          </table:table-cell>
          <table:table-cell office:value-type="float" office:value="1772.09" calcext:value-type="float">
            <text:p>1772.09</text:p>
          </table:table-cell>
          <table:table-cell office:value-type="float" office:value="901.96" calcext:value-type="float">
            <text:p>901.96</text:p>
          </table:table-cell>
          <table:table-cell office:value-type="float" office:value="679.25" calcext:value-type="float">
            <text:p>679.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48.55" calcext:value-type="float">
            <text:p>3548.55</text:p>
          </table:table-cell>
          <table:table-cell office:value-type="float" office:value="3589.59" calcext:value-type="float">
            <text:p>3589.59</text:p>
          </table:table-cell>
          <table:table-cell office:value-type="float" office:value="2337.07" calcext:value-type="float">
            <text:p>2337.07</text:p>
          </table:table-cell>
          <table:table-cell office:value-type="float" office:value="189087.86" calcext:value-type="float">
            <text:p>189087.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48.37" calcext:value-type="float">
            <text:p>3548.37</text:p>
          </table:table-cell>
          <table:table-cell office:value-type="float" office:value="1767.79" calcext:value-type="float">
            <text:p>1767.79</text:p>
          </table:table-cell>
          <table:table-cell office:value-type="float" office:value="2231.74" calcext:value-type="float">
            <text:p>2231.74</text:p>
          </table:table-cell>
          <table:table-cell office:value-type="float" office:value="189058.07" calcext:value-type="float">
            <text:p>189058.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43.58" calcext:value-type="float">
            <text:p>3543.58</text:p>
          </table:table-cell>
          <table:table-cell office:value-type="float" office:value="3431.38" calcext:value-type="float">
            <text:p>3431.38</text:p>
          </table:table-cell>
          <table:table-cell office:value-type="float" office:value="2354.36" calcext:value-type="float">
            <text:p>2354.36</text:p>
          </table:table-cell>
          <table:table-cell office:value-type="float" office:value="189054.59" calcext:value-type="float">
            <text:p>189054.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44.09" calcext:value-type="float">
            <text:p>3544.09</text:p>
          </table:table-cell>
          <table:table-cell office:value-type="float" office:value="1761.9" calcext:value-type="float">
            <text:p>1761.9</text:p>
          </table:table-cell>
          <table:table-cell office:value-type="float" office:value="892.6" calcext:value-type="float">
            <text:p>892.6</text:p>
          </table:table-cell>
          <table:table-cell office:value-type="float" office:value="651.92" calcext:value-type="float">
            <text:p>651.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37.72" calcext:value-type="float">
            <text:p>3537.72</text:p>
          </table:table-cell>
          <table:table-cell office:value-type="float" office:value="3577.54" calcext:value-type="float">
            <text:p>3577.54</text:p>
          </table:table-cell>
          <table:table-cell office:value-type="float" office:value="2359.83" calcext:value-type="float">
            <text:p>2359.83</text:p>
          </table:table-cell>
          <table:table-cell office:value-type="float" office:value="190512.36" calcext:value-type="float">
            <text:p>190512.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33.71" calcext:value-type="float">
            <text:p>3533.71</text:p>
          </table:table-cell>
          <table:table-cell office:value-type="float" office:value="1758.5" calcext:value-type="float">
            <text:p>1758.5</text:p>
          </table:table-cell>
          <table:table-cell office:value-type="float" office:value="2288.93" calcext:value-type="float">
            <text:p>2288.93</text:p>
          </table:table-cell>
          <table:table-cell office:value-type="float" office:value="189389.58" calcext:value-type="float">
            <text:p>189389.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34.79" calcext:value-type="float">
            <text:p>3534.79</text:p>
          </table:table-cell>
          <table:table-cell office:value-type="float" office:value="3413.69" calcext:value-type="float">
            <text:p>3413.69</text:p>
          </table:table-cell>
          <table:table-cell office:value-type="float" office:value="2230.73" calcext:value-type="float">
            <text:p>2230.73</text:p>
          </table:table-cell>
          <table:table-cell office:value-type="float" office:value="189402.17" calcext:value-type="float">
            <text:p>189402.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27.57" calcext:value-type="float">
            <text:p>3527.57</text:p>
          </table:table-cell>
          <table:table-cell office:value-type="float" office:value="1753.91" calcext:value-type="float">
            <text:p>1753.91</text:p>
          </table:table-cell>
          <table:table-cell office:value-type="float" office:value="891.15" calcext:value-type="float">
            <text:p>891.15</text:p>
          </table:table-cell>
          <table:table-cell office:value-type="float" office:value="672.76" calcext:value-type="float">
            <text:p>672.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26.36" calcext:value-type="float">
            <text:p>3526.36</text:p>
          </table:table-cell>
          <table:table-cell office:value-type="float" office:value="3553.64" calcext:value-type="float">
            <text:p>3553.64</text:p>
          </table:table-cell>
          <table:table-cell office:value-type="float" office:value="2227.71" calcext:value-type="float">
            <text:p>2227.71</text:p>
          </table:table-cell>
          <table:table-cell office:value-type="float" office:value="187038.09" calcext:value-type="float">
            <text:p>187038.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18.45" calcext:value-type="float">
            <text:p>3518.45</text:p>
          </table:table-cell>
          <table:table-cell office:value-type="float" office:value="1747.99" calcext:value-type="float">
            <text:p>1747.99</text:p>
          </table:table-cell>
          <table:table-cell office:value-type="float" office:value="2320.6" calcext:value-type="float">
            <text:p>2320.6</text:p>
          </table:table-cell>
          <table:table-cell office:value-type="float" office:value="188486.51" calcext:value-type="float">
            <text:p>188486.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16.41" calcext:value-type="float">
            <text:p>3516.41</text:p>
          </table:table-cell>
          <table:table-cell office:value-type="float" office:value="3392.8" calcext:value-type="float">
            <text:p>3392.8</text:p>
          </table:table-cell>
          <table:table-cell office:value-type="float" office:value="2319.79" calcext:value-type="float">
            <text:p>2319.79</text:p>
          </table:table-cell>
          <table:table-cell office:value-type="float" office:value="188916.67" calcext:value-type="float">
            <text:p>188916.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10.79" calcext:value-type="float">
            <text:p>3510.79</text:p>
          </table:table-cell>
          <table:table-cell office:value-type="float" office:value="1749.27" calcext:value-type="float">
            <text:p>1749.27</text:p>
          </table:table-cell>
          <table:table-cell office:value-type="float" office:value="888.81" calcext:value-type="float">
            <text:p>888.81</text:p>
          </table:table-cell>
          <table:table-cell office:value-type="float" office:value="653.98" calcext:value-type="float">
            <text:p>653.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509.58" calcext:value-type="float">
            <text:p>3509.58</text:p>
          </table:table-cell>
          <table:table-cell office:value-type="float" office:value="3543.5" calcext:value-type="float">
            <text:p>3543.5</text:p>
          </table:table-cell>
          <table:table-cell office:value-type="float" office:value="2276.44" calcext:value-type="float">
            <text:p>2276.44</text:p>
          </table:table-cell>
          <table:table-cell office:value-type="float" office:value="188955.26" calcext:value-type="float">
            <text:p>188955.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502.34" calcext:value-type="float">
            <text:p>3502.34</text:p>
          </table:table-cell>
          <table:table-cell office:value-type="float" office:value="1745.01" calcext:value-type="float">
            <text:p>1745.01</text:p>
          </table:table-cell>
          <table:table-cell office:value-type="float" office:value="2215.58" calcext:value-type="float">
            <text:p>2215.58</text:p>
          </table:table-cell>
          <table:table-cell office:value-type="float" office:value="188944.68" calcext:value-type="float">
            <text:p>188944.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99.09" calcext:value-type="float">
            <text:p>3499.09</text:p>
          </table:table-cell>
          <table:table-cell office:value-type="float" office:value="3379.33" calcext:value-type="float">
            <text:p>3379.33</text:p>
          </table:table-cell>
          <table:table-cell office:value-type="float" office:value="2216.02" calcext:value-type="float">
            <text:p>2216.02</text:p>
          </table:table-cell>
          <table:table-cell office:value-type="float" office:value="188942.71" calcext:value-type="float">
            <text:p>188942.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96.19" calcext:value-type="float">
            <text:p>3496.19</text:p>
          </table:table-cell>
          <table:table-cell office:value-type="float" office:value="1741.84" calcext:value-type="float">
            <text:p>1741.84</text:p>
          </table:table-cell>
          <table:table-cell office:value-type="float" office:value="883.86" calcext:value-type="float">
            <text:p>883.86</text:p>
          </table:table-cell>
          <table:table-cell office:value-type="float" office:value="661.79" calcext:value-type="float">
            <text:p>661.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93.41" calcext:value-type="float">
            <text:p>3493.41</text:p>
          </table:table-cell>
          <table:table-cell office:value-type="float" office:value="3530.07" calcext:value-type="float">
            <text:p>3530.07</text:p>
          </table:table-cell>
          <table:table-cell office:value-type="float" office:value="2209.01" calcext:value-type="float">
            <text:p>2209.01</text:p>
          </table:table-cell>
          <table:table-cell office:value-type="float" office:value="187422.32" calcext:value-type="float">
            <text:p>187422.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93.4" calcext:value-type="float">
            <text:p>3493.4</text:p>
          </table:table-cell>
          <table:table-cell office:value-type="float" office:value="1739.01" calcext:value-type="float">
            <text:p>1739.01</text:p>
          </table:table-cell>
          <table:table-cell office:value-type="float" office:value="2299.17" calcext:value-type="float">
            <text:p>2299.17</text:p>
          </table:table-cell>
          <table:table-cell office:value-type="float" office:value="190060.8" calcext:value-type="float">
            <text:p>190060.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86.53" calcext:value-type="float">
            <text:p>3486.53</text:p>
          </table:table-cell>
          <table:table-cell office:value-type="float" office:value="3370.99" calcext:value-type="float">
            <text:p>3370.99</text:p>
          </table:table-cell>
          <table:table-cell office:value-type="float" office:value="2317.99" calcext:value-type="float">
            <text:p>2317.99</text:p>
          </table:table-cell>
          <table:table-cell office:value-type="float" office:value="187030.47" calcext:value-type="float">
            <text:p>187030.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86.97" calcext:value-type="float">
            <text:p>3486.97</text:p>
          </table:table-cell>
          <table:table-cell office:value-type="float" office:value="1738.92" calcext:value-type="float">
            <text:p>1738.92</text:p>
          </table:table-cell>
          <table:table-cell office:value-type="float" office:value="879.95" calcext:value-type="float">
            <text:p>879.95</text:p>
          </table:table-cell>
          <table:table-cell office:value-type="float" office:value="649.59" calcext:value-type="float">
            <text:p>649.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80.34" calcext:value-type="float">
            <text:p>3480.34</text:p>
          </table:table-cell>
          <table:table-cell office:value-type="float" office:value="3519.14" calcext:value-type="float">
            <text:p>3519.14</text:p>
          </table:table-cell>
          <table:table-cell office:value-type="float" office:value="2322.75" calcext:value-type="float">
            <text:p>2322.75</text:p>
          </table:table-cell>
          <table:table-cell office:value-type="float" office:value="186908.3" calcext:value-type="float">
            <text:p>186908.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74.83" calcext:value-type="float">
            <text:p>3474.83</text:p>
          </table:table-cell>
          <table:table-cell office:value-type="float" office:value="1737.91" calcext:value-type="float">
            <text:p>1737.91</text:p>
          </table:table-cell>
          <table:table-cell office:value-type="float" office:value="2199.67" calcext:value-type="float">
            <text:p>2199.67</text:p>
          </table:table-cell>
          <table:table-cell office:value-type="float" office:value="186910.44" calcext:value-type="float">
            <text:p>186910.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73.03" calcext:value-type="float">
            <text:p>3473.03</text:p>
          </table:table-cell>
          <table:table-cell office:value-type="float" office:value="3357.65" calcext:value-type="float">
            <text:p>3357.65</text:p>
          </table:table-cell>
          <table:table-cell office:value-type="float" office:value="2190.64" calcext:value-type="float">
            <text:p>2190.64</text:p>
          </table:table-cell>
          <table:table-cell office:value-type="float" office:value="186899.22" calcext:value-type="float">
            <text:p>186899.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67.84" calcext:value-type="float">
            <text:p>3467.84</text:p>
          </table:table-cell>
          <table:table-cell office:value-type="float" office:value="1725.21" calcext:value-type="float">
            <text:p>1725.21</text:p>
          </table:table-cell>
          <table:table-cell office:value-type="float" office:value="877.51" calcext:value-type="float">
            <text:p>877.51</text:p>
          </table:table-cell>
          <table:table-cell office:value-type="float" office:value="658.31" calcext:value-type="float">
            <text:p>658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5:04:34.389866721</meta:creation-date>
    <dc:date>2018-05-19T15:19:30.687499144</dc:date>
    <meta:editing-duration>PT4M43S</meta:editing-duration>
    <meta:editing-cycles>1</meta:editing-cycles>
    <meta:document-statistic meta:table-count="1" meta:cell-count="325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51cm" svg:height="13.495cm" xlink:href=".." xlink:type="simple" chart:class="chart:line" chart:style-name="ch1">
        <chart:title svg:x="7.45cm" svg:y="0.405cm" chart:style-name="ch2">
          <text:p>munge_vectors_comparison</text:p>
        </chart:title>
        <chart:legend chart:legend-position="end" svg:x="16.397cm" svg:y="5.701cm" style:legend-expansion="high" chart:style-name="ch3"/>
        <chart:plot-area chart:style-name="ch4" table:cell-range-address="Sheet1.A1:Sheet1.E65" chart:data-source-has-labels="both" svg:x="1.424cm" svg:y="1.453cm" svg:width="14.56cm" svg:height="10.792cm">
          <chartooo:coordinate-region svg:x="2.786cm" svg:y="1.652cm" svg:width="13.198cm" svg:height="9.801cm"/>
          <chart:axis chart:dimension="x" chart:name="primary-x" chart:style-name="ch5" chartooo:axis-type="auto">
            <chartooo:date-scale/>
            <chart:title svg:x="7.919cm" svg:y="12.514cm" chart:style-name="ch6">
              <text:p>Alignment</text:p>
            </chart:title>
            <chart:categories table:cell-range-address="Sheet1.A1:Sheet1.A65"/>
          </chart:axis>
          <chart:axis chart:dimension="y" chart:name="primary-y" chart:style-name="ch5">
            <chart:title svg:x="0.451cm" svg:y="7.356cm" chart:style-name="ch7">
              <text:p>cycles</text:p>
            </chart:title>
            <chart:grid chart:style-name="ch8" chart:class="major"/>
          </chart:axis>
          <chart:series chart:style-name="ch9" chart:values-cell-range-address="Sheet1.B1:Sheet1.B65" loext:label-string="munge_vectors_8" chart:class="chart:line">
            <chart:data-point chart:repeated="65"/>
          </chart:series>
          <chart:series chart:style-name="ch10" chart:values-cell-range-address="Sheet1.C1:Sheet1.C65" loext:label-string="munge_vectors_16" chart:class="chart:line">
            <chart:data-point chart:repeated="65"/>
          </chart:series>
          <chart:series chart:style-name="ch11" chart:values-cell-range-address="Sheet1.D1:Sheet1.D65" loext:label-string="munge_vectors_32" chart:class="chart:line">
            <chart:data-point chart:repeated="65"/>
          </chart:series>
          <chart:series chart:style-name="ch12" chart:values-cell-range-address="Sheet1.E1:Sheet1.E65" loext:label-string="munge_vectors_64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nge_vectors_8</text:p>
              </table:table-cell>
              <table:table-cell office:value-type="string">
                <text:p>munge_vectors_16</text:p>
              </table:table-cell>
              <table:table-cell office:value-type="string">
                <text:p>munge_vectors_32</text:p>
              </table:table-cell>
              <table:table-cell office:value-type="string">
                <text:p>munge_vectors_64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65</svg:desc>
                </draw:g>
              </table:table-cell>
              <table:table-cell office:value-type="float" office:value="3703.65">
                <text:p>3703.65</text:p>
                <draw:g>
                  <svg:desc>Sheet1.B1:Sheet1.B65</svg:desc>
                </draw:g>
              </table:table-cell>
              <table:table-cell office:value-type="float" office:value="1841.37">
                <text:p>1841.37</text:p>
                <draw:g>
                  <svg:desc>Sheet1.C1:Sheet1.C65</svg:desc>
                </draw:g>
              </table:table-cell>
              <table:table-cell office:value-type="float" office:value="927.22">
                <text:p>927.22</text:p>
                <draw:g>
                  <svg:desc>Sheet1.D1:Sheet1.D65</svg:desc>
                </draw:g>
              </table:table-cell>
              <table:table-cell office:value-type="float" office:value="692.49">
                <text:p>692.49</text:p>
                <draw:g>
                  <svg:desc>Sheet1.E1:Sheet1.E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705.87">
                <text:p>3705.87</text:p>
              </table:table-cell>
              <table:table-cell office:value-type="float" office:value="3743.44">
                <text:p>3743.44</text:p>
              </table:table-cell>
              <table:table-cell office:value-type="float" office:value="2356.7">
                <text:p>2356.7</text:p>
              </table:table-cell>
              <table:table-cell office:value-type="float" office:value="196720.17">
                <text:p>196720.1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04.02">
                <text:p>3704.02</text:p>
              </table:table-cell>
              <table:table-cell office:value-type="float" office:value="1845.57">
                <text:p>1845.57</text:p>
              </table:table-cell>
              <table:table-cell office:value-type="float" office:value="2385.26">
                <text:p>2385.26</text:p>
              </table:table-cell>
              <table:table-cell office:value-type="float" office:value="196301.41">
                <text:p>196301.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689.34">
                <text:p>3689.34</text:p>
              </table:table-cell>
              <table:table-cell office:value-type="float" office:value="3566.56">
                <text:p>3566.56</text:p>
              </table:table-cell>
              <table:table-cell office:value-type="float" office:value="2435.71">
                <text:p>2435.71</text:p>
              </table:table-cell>
              <table:table-cell office:value-type="float" office:value="196298.19">
                <text:p>196298.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83.42">
                <text:p>3683.42</text:p>
              </table:table-cell>
              <table:table-cell office:value-type="float" office:value="1835.29">
                <text:p>1835.29</text:p>
              </table:table-cell>
              <table:table-cell office:value-type="float" office:value="929.38">
                <text:p>929.38</text:p>
              </table:table-cell>
              <table:table-cell office:value-type="float" office:value="684.99">
                <text:p>684.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677.1">
                <text:p>3677.1</text:p>
              </table:table-cell>
              <table:table-cell office:value-type="float" office:value="3720.9">
                <text:p>3720.9</text:p>
              </table:table-cell>
              <table:table-cell office:value-type="float" office:value="2389.7">
                <text:p>2389.7</text:p>
              </table:table-cell>
              <table:table-cell office:value-type="float" office:value="198313.12">
                <text:p>198313.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77.96">
                <text:p>3677.96</text:p>
              </table:table-cell>
              <table:table-cell office:value-type="float" office:value="1832.79">
                <text:p>1832.79</text:p>
              </table:table-cell>
              <table:table-cell office:value-type="float" office:value="2328">
                <text:p>2328</text:p>
              </table:table-cell>
              <table:table-cell office:value-type="float" office:value="198594.82">
                <text:p>198594.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69.32">
                <text:p>3669.32</text:p>
              </table:table-cell>
              <table:table-cell office:value-type="float" office:value="3547.26">
                <text:p>3547.26</text:p>
              </table:table-cell>
              <table:table-cell office:value-type="float" office:value="2322.6">
                <text:p>2322.6</text:p>
              </table:table-cell>
              <table:table-cell office:value-type="float" office:value="199171.66">
                <text:p>199171.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669.42">
                <text:p>3669.42</text:p>
              </table:table-cell>
              <table:table-cell office:value-type="float" office:value="1824.17">
                <text:p>1824.17</text:p>
              </table:table-cell>
              <table:table-cell office:value-type="float" office:value="923.85">
                <text:p>923.85</text:p>
              </table:table-cell>
              <table:table-cell office:value-type="float" office:value="695.48">
                <text:p>695.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664.57">
                <text:p>3664.57</text:p>
              </table:table-cell>
              <table:table-cell office:value-type="float" office:value="3699.05">
                <text:p>3699.05</text:p>
              </table:table-cell>
              <table:table-cell office:value-type="float" office:value="2319.04">
                <text:p>2319.04</text:p>
              </table:table-cell>
              <table:table-cell office:value-type="float" office:value="195381.02">
                <text:p>195381.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665.31">
                <text:p>3665.31</text:p>
              </table:table-cell>
              <table:table-cell office:value-type="float" office:value="1822.94">
                <text:p>1822.94</text:p>
              </table:table-cell>
              <table:table-cell office:value-type="float" office:value="2410.81">
                <text:p>2410.81</text:p>
              </table:table-cell>
              <table:table-cell office:value-type="float" office:value="195258.47">
                <text:p>195258.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59.14">
                <text:p>3659.14</text:p>
              </table:table-cell>
              <table:table-cell office:value-type="float" office:value="3539.5">
                <text:p>3539.5</text:p>
              </table:table-cell>
              <table:table-cell office:value-type="float" office:value="2433.51">
                <text:p>2433.51</text:p>
              </table:table-cell>
              <table:table-cell office:value-type="float" office:value="195260.6">
                <text:p>195260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656.11">
                <text:p>3656.11</text:p>
              </table:table-cell>
              <table:table-cell office:value-type="float" office:value="1818.02">
                <text:p>1818.02</text:p>
              </table:table-cell>
              <table:table-cell office:value-type="float" office:value="918.89">
                <text:p>918.89</text:p>
              </table:table-cell>
              <table:table-cell office:value-type="float" office:value="682.85">
                <text:p>682.8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652.08">
                <text:p>3652.08</text:p>
              </table:table-cell>
              <table:table-cell office:value-type="float" office:value="3686.1">
                <text:p>3686.1</text:p>
              </table:table-cell>
              <table:table-cell office:value-type="float" office:value="2436.22">
                <text:p>2436.22</text:p>
              </table:table-cell>
              <table:table-cell office:value-type="float" office:value="194899.28">
                <text:p>194899.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52.67">
                <text:p>3652.67</text:p>
              </table:table-cell>
              <table:table-cell office:value-type="float" office:value="1813.76">
                <text:p>1813.76</text:p>
              </table:table-cell>
              <table:table-cell office:value-type="float" office:value="2306.47">
                <text:p>2306.47</text:p>
              </table:table-cell>
              <table:table-cell office:value-type="float" office:value="194745.24">
                <text:p>194745.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648.08">
                <text:p>3648.08</text:p>
              </table:table-cell>
              <table:table-cell office:value-type="float" office:value="3527.89">
                <text:p>3527.89</text:p>
              </table:table-cell>
              <table:table-cell office:value-type="float" office:value="2302.61">
                <text:p>2302.61</text:p>
              </table:table-cell>
              <table:table-cell office:value-type="float" office:value="194731.87">
                <text:p>194731.8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639.2">
                <text:p>3639.2</text:p>
              </table:table-cell>
              <table:table-cell office:value-type="float" office:value="1810.25">
                <text:p>1810.25</text:p>
              </table:table-cell>
              <table:table-cell office:value-type="float" office:value="914.99">
                <text:p>914.99</text:p>
              </table:table-cell>
              <table:table-cell office:value-type="float" office:value="689.78">
                <text:p>689.7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34.41">
                <text:p>3634.41</text:p>
              </table:table-cell>
              <table:table-cell office:value-type="float" office:value="3675.87">
                <text:p>3675.87</text:p>
              </table:table-cell>
              <table:table-cell office:value-type="float" office:value="2345.43">
                <text:p>2345.43</text:p>
              </table:table-cell>
              <table:table-cell office:value-type="float" office:value="193668.52">
                <text:p>193668.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633.63">
                <text:p>3633.63</text:p>
              </table:table-cell>
              <table:table-cell office:value-type="float" office:value="1804.06">
                <text:p>1804.06</text:p>
              </table:table-cell>
              <table:table-cell office:value-type="float" office:value="2390.83">
                <text:p>2390.83</text:p>
              </table:table-cell>
              <table:table-cell office:value-type="float" office:value="193712.01">
                <text:p>193712.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629.4">
                <text:p>3629.4</text:p>
              </table:table-cell>
              <table:table-cell office:value-type="float" office:value="3512.02">
                <text:p>3512.02</text:p>
              </table:table-cell>
              <table:table-cell office:value-type="float" office:value="2412.71">
                <text:p>2412.71</text:p>
              </table:table-cell>
              <table:table-cell office:value-type="float" office:value="193708.93">
                <text:p>193708.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629.26">
                <text:p>3629.26</text:p>
              </table:table-cell>
              <table:table-cell office:value-type="float" office:value="1802.92">
                <text:p>1802.92</text:p>
              </table:table-cell>
              <table:table-cell office:value-type="float" office:value="909.94">
                <text:p>909.94</text:p>
              </table:table-cell>
              <table:table-cell office:value-type="float" office:value="670.54">
                <text:p>670.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622.91">
                <text:p>3622.91</text:p>
              </table:table-cell>
              <table:table-cell office:value-type="float" office:value="3664.38">
                <text:p>3664.38</text:p>
              </table:table-cell>
              <table:table-cell office:value-type="float" office:value="2324.57">
                <text:p>2324.57</text:p>
              </table:table-cell>
              <table:table-cell office:value-type="float" office:value="193740.72">
                <text:p>193740.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623.06">
                <text:p>3623.06</text:p>
              </table:table-cell>
              <table:table-cell office:value-type="float" office:value="1799.82">
                <text:p>1799.82</text:p>
              </table:table-cell>
              <table:table-cell office:value-type="float" office:value="2344.87">
                <text:p>2344.87</text:p>
              </table:table-cell>
              <table:table-cell office:value-type="float" office:value="191088.28">
                <text:p>191088.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615.9">
                <text:p>3615.9</text:p>
              </table:table-cell>
              <table:table-cell office:value-type="float" office:value="3498.38">
                <text:p>3498.38</text:p>
              </table:table-cell>
              <table:table-cell office:value-type="float" office:value="2284.69">
                <text:p>2284.69</text:p>
              </table:table-cell>
              <table:table-cell office:value-type="float" office:value="190939.94">
                <text:p>190939.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613.9">
                <text:p>3613.9</text:p>
              </table:table-cell>
              <table:table-cell office:value-type="float" office:value="1799.14">
                <text:p>1799.14</text:p>
              </table:table-cell>
              <table:table-cell office:value-type="float" office:value="913.66">
                <text:p>913.66</text:p>
              </table:table-cell>
              <table:table-cell office:value-type="float" office:value="683.62">
                <text:p>683.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609.79">
                <text:p>3609.79</text:p>
              </table:table-cell>
              <table:table-cell office:value-type="float" office:value="3644.61">
                <text:p>3644.61</text:p>
              </table:table-cell>
              <table:table-cell office:value-type="float" office:value="2277.95">
                <text:p>2277.95</text:p>
              </table:table-cell>
              <table:table-cell office:value-type="float" office:value="191948.77">
                <text:p>191948.7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605.67">
                <text:p>3605.67</text:p>
              </table:table-cell>
              <table:table-cell office:value-type="float" office:value="1792.76">
                <text:p>1792.76</text:p>
              </table:table-cell>
              <table:table-cell office:value-type="float" office:value="2374.77">
                <text:p>2374.77</text:p>
              </table:table-cell>
              <table:table-cell office:value-type="float" office:value="191910.87">
                <text:p>191910.8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601.43">
                <text:p>3601.43</text:p>
              </table:table-cell>
              <table:table-cell office:value-type="float" office:value="3476.6">
                <text:p>3476.6</text:p>
              </table:table-cell>
              <table:table-cell office:value-type="float" office:value="2376.41">
                <text:p>2376.41</text:p>
              </table:table-cell>
              <table:table-cell office:value-type="float" office:value="193149.42">
                <text:p>193149.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599.81">
                <text:p>3599.81</text:p>
              </table:table-cell>
              <table:table-cell office:value-type="float" office:value="1796.14">
                <text:p>1796.14</text:p>
              </table:table-cell>
              <table:table-cell office:value-type="float" office:value="909.36">
                <text:p>909.36</text:p>
              </table:table-cell>
              <table:table-cell office:value-type="float" office:value="671.75">
                <text:p>671.7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592.92">
                <text:p>3592.92</text:p>
              </table:table-cell>
              <table:table-cell office:value-type="float" office:value="3628.66">
                <text:p>3628.66</text:p>
              </table:table-cell>
              <table:table-cell office:value-type="float" office:value="2330.5">
                <text:p>2330.5</text:p>
              </table:table-cell>
              <table:table-cell office:value-type="float" office:value="192509">
                <text:p>1925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587.08">
                <text:p>3587.08</text:p>
              </table:table-cell>
              <table:table-cell office:value-type="float" office:value="1787.98">
                <text:p>1787.98</text:p>
              </table:table-cell>
              <table:table-cell office:value-type="float" office:value="2277.08">
                <text:p>2277.08</text:p>
              </table:table-cell>
              <table:table-cell office:value-type="float" office:value="192144.09">
                <text:p>192144.0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588.49">
                <text:p>3588.49</text:p>
              </table:table-cell>
              <table:table-cell office:value-type="float" office:value="3463.85">
                <text:p>3463.85</text:p>
              </table:table-cell>
              <table:table-cell office:value-type="float" office:value="2266.82">
                <text:p>2266.82</text:p>
              </table:table-cell>
              <table:table-cell office:value-type="float" office:value="192140.29">
                <text:p>192140.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584.22">
                <text:p>3584.22</text:p>
              </table:table-cell>
              <table:table-cell office:value-type="float" office:value="1785.37">
                <text:p>1785.37</text:p>
              </table:table-cell>
              <table:table-cell office:value-type="float" office:value="908.78">
                <text:p>908.78</text:p>
              </table:table-cell>
              <table:table-cell office:value-type="float" office:value="680.23">
                <text:p>680.2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577.68">
                <text:p>3577.68</text:p>
              </table:table-cell>
              <table:table-cell office:value-type="float" office:value="3613.96">
                <text:p>3613.96</text:p>
              </table:table-cell>
              <table:table-cell office:value-type="float" office:value="2377.98">
                <text:p>2377.98</text:p>
              </table:table-cell>
              <table:table-cell office:value-type="float" office:value="192052.94">
                <text:p>192052.9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575.93">
                <text:p>3575.93</text:p>
              </table:table-cell>
              <table:table-cell office:value-type="float" office:value="1778.9">
                <text:p>1778.9</text:p>
              </table:table-cell>
              <table:table-cell office:value-type="float" office:value="2283.91">
                <text:p>2283.91</text:p>
              </table:table-cell>
              <table:table-cell office:value-type="float" office:value="190797.36">
                <text:p>190797.3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71.38">
                <text:p>3571.38</text:p>
              </table:table-cell>
              <table:table-cell office:value-type="float" office:value="3456.38">
                <text:p>3456.38</text:p>
              </table:table-cell>
              <table:table-cell office:value-type="float" office:value="2380.13">
                <text:p>2380.13</text:p>
              </table:table-cell>
              <table:table-cell office:value-type="float" office:value="190600.37">
                <text:p>190600.3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577.07">
                <text:p>3577.07</text:p>
              </table:table-cell>
              <table:table-cell office:value-type="float" office:value="1780.84">
                <text:p>1780.84</text:p>
              </table:table-cell>
              <table:table-cell office:value-type="float" office:value="908.05">
                <text:p>908.0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567.38">
                <text:p>3567.38</text:p>
              </table:table-cell>
              <table:table-cell office:value-type="float" office:value="3606.77">
                <text:p>3606.77</text:p>
              </table:table-cell>
              <table:table-cell office:value-type="float" office:value="2376.07">
                <text:p>2376.07</text:p>
              </table:table-cell>
              <table:table-cell office:value-type="float" office:value="190598.98">
                <text:p>190598.9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559.99">
                <text:p>3559.99</text:p>
              </table:table-cell>
              <table:table-cell office:value-type="float" office:value="1774.89">
                <text:p>1774.89</text:p>
              </table:table-cell>
              <table:table-cell office:value-type="float" office:value="2253.07">
                <text:p>2253.07</text:p>
              </table:table-cell>
              <table:table-cell office:value-type="float" office:value="192034">
                <text:p>19203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558.23">
                <text:p>3558.23</text:p>
              </table:table-cell>
              <table:table-cell office:value-type="float" office:value="3439.38">
                <text:p>3439.38</text:p>
              </table:table-cell>
              <table:table-cell office:value-type="float" office:value="2246.69">
                <text:p>2246.69</text:p>
              </table:table-cell>
              <table:table-cell office:value-type="float" office:value="191158.51">
                <text:p>191158.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558.23">
                <text:p>3558.23</text:p>
              </table:table-cell>
              <table:table-cell office:value-type="float" office:value="1772.09">
                <text:p>1772.09</text:p>
              </table:table-cell>
              <table:table-cell office:value-type="float" office:value="901.96">
                <text:p>901.96</text:p>
              </table:table-cell>
              <table:table-cell office:value-type="float" office:value="679.25">
                <text:p>679.2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548.55">
                <text:p>3548.55</text:p>
              </table:table-cell>
              <table:table-cell office:value-type="float" office:value="3589.59">
                <text:p>3589.59</text:p>
              </table:table-cell>
              <table:table-cell office:value-type="float" office:value="2337.07">
                <text:p>2337.07</text:p>
              </table:table-cell>
              <table:table-cell office:value-type="float" office:value="189087.86">
                <text:p>189087.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548.37">
                <text:p>3548.37</text:p>
              </table:table-cell>
              <table:table-cell office:value-type="float" office:value="1767.79">
                <text:p>1767.79</text:p>
              </table:table-cell>
              <table:table-cell office:value-type="float" office:value="2231.74">
                <text:p>2231.74</text:p>
              </table:table-cell>
              <table:table-cell office:value-type="float" office:value="189058.07">
                <text:p>189058.0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543.58">
                <text:p>3543.58</text:p>
              </table:table-cell>
              <table:table-cell office:value-type="float" office:value="3431.38">
                <text:p>3431.38</text:p>
              </table:table-cell>
              <table:table-cell office:value-type="float" office:value="2354.36">
                <text:p>2354.36</text:p>
              </table:table-cell>
              <table:table-cell office:value-type="float" office:value="189054.59">
                <text:p>189054.5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544.09">
                <text:p>3544.09</text:p>
              </table:table-cell>
              <table:table-cell office:value-type="float" office:value="1761.9">
                <text:p>1761.9</text:p>
              </table:table-cell>
              <table:table-cell office:value-type="float" office:value="892.6">
                <text:p>892.6</text:p>
              </table:table-cell>
              <table:table-cell office:value-type="float" office:value="651.92">
                <text:p>651.9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537.72">
                <text:p>3537.72</text:p>
              </table:table-cell>
              <table:table-cell office:value-type="float" office:value="3577.54">
                <text:p>3577.54</text:p>
              </table:table-cell>
              <table:table-cell office:value-type="float" office:value="2359.83">
                <text:p>2359.83</text:p>
              </table:table-cell>
              <table:table-cell office:value-type="float" office:value="190512.36">
                <text:p>190512.3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533.71">
                <text:p>3533.71</text:p>
              </table:table-cell>
              <table:table-cell office:value-type="float" office:value="1758.5">
                <text:p>1758.5</text:p>
              </table:table-cell>
              <table:table-cell office:value-type="float" office:value="2288.93">
                <text:p>2288.93</text:p>
              </table:table-cell>
              <table:table-cell office:value-type="float" office:value="189389.58">
                <text:p>189389.5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534.79">
                <text:p>3534.79</text:p>
              </table:table-cell>
              <table:table-cell office:value-type="float" office:value="3413.69">
                <text:p>3413.69</text:p>
              </table:table-cell>
              <table:table-cell office:value-type="float" office:value="2230.73">
                <text:p>2230.73</text:p>
              </table:table-cell>
              <table:table-cell office:value-type="float" office:value="189402.17">
                <text:p>189402.1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27.57">
                <text:p>3527.57</text:p>
              </table:table-cell>
              <table:table-cell office:value-type="float" office:value="1753.91">
                <text:p>1753.91</text:p>
              </table:table-cell>
              <table:table-cell office:value-type="float" office:value="891.15">
                <text:p>891.15</text:p>
              </table:table-cell>
              <table:table-cell office:value-type="float" office:value="672.76">
                <text:p>672.7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526.36">
                <text:p>3526.36</text:p>
              </table:table-cell>
              <table:table-cell office:value-type="float" office:value="3553.64">
                <text:p>3553.64</text:p>
              </table:table-cell>
              <table:table-cell office:value-type="float" office:value="2227.71">
                <text:p>2227.71</text:p>
              </table:table-cell>
              <table:table-cell office:value-type="float" office:value="187038.09">
                <text:p>187038.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18.45">
                <text:p>3518.45</text:p>
              </table:table-cell>
              <table:table-cell office:value-type="float" office:value="1747.99">
                <text:p>1747.99</text:p>
              </table:table-cell>
              <table:table-cell office:value-type="float" office:value="2320.6">
                <text:p>2320.6</text:p>
              </table:table-cell>
              <table:table-cell office:value-type="float" office:value="188486.51">
                <text:p>188486.5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516.41">
                <text:p>3516.41</text:p>
              </table:table-cell>
              <table:table-cell office:value-type="float" office:value="3392.8">
                <text:p>3392.8</text:p>
              </table:table-cell>
              <table:table-cell office:value-type="float" office:value="2319.79">
                <text:p>2319.79</text:p>
              </table:table-cell>
              <table:table-cell office:value-type="float" office:value="188916.67">
                <text:p>188916.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510.79">
                <text:p>3510.79</text:p>
              </table:table-cell>
              <table:table-cell office:value-type="float" office:value="1749.27">
                <text:p>1749.27</text:p>
              </table:table-cell>
              <table:table-cell office:value-type="float" office:value="888.81">
                <text:p>888.81</text:p>
              </table:table-cell>
              <table:table-cell office:value-type="float" office:value="653.98">
                <text:p>653.9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509.58">
                <text:p>3509.58</text:p>
              </table:table-cell>
              <table:table-cell office:value-type="float" office:value="3543.5">
                <text:p>3543.5</text:p>
              </table:table-cell>
              <table:table-cell office:value-type="float" office:value="2276.44">
                <text:p>2276.44</text:p>
              </table:table-cell>
              <table:table-cell office:value-type="float" office:value="188955.26">
                <text:p>188955.2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502.34">
                <text:p>3502.34</text:p>
              </table:table-cell>
              <table:table-cell office:value-type="float" office:value="1745.01">
                <text:p>1745.01</text:p>
              </table:table-cell>
              <table:table-cell office:value-type="float" office:value="2215.58">
                <text:p>2215.58</text:p>
              </table:table-cell>
              <table:table-cell office:value-type="float" office:value="188944.68">
                <text:p>188944.6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499.09">
                <text:p>3499.09</text:p>
              </table:table-cell>
              <table:table-cell office:value-type="float" office:value="3379.33">
                <text:p>3379.33</text:p>
              </table:table-cell>
              <table:table-cell office:value-type="float" office:value="2216.02">
                <text:p>2216.02</text:p>
              </table:table-cell>
              <table:table-cell office:value-type="float" office:value="188942.71">
                <text:p>188942.7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496.19">
                <text:p>3496.19</text:p>
              </table:table-cell>
              <table:table-cell office:value-type="float" office:value="1741.84">
                <text:p>1741.84</text:p>
              </table:table-cell>
              <table:table-cell office:value-type="float" office:value="883.86">
                <text:p>883.86</text:p>
              </table:table-cell>
              <table:table-cell office:value-type="float" office:value="661.79">
                <text:p>661.7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493.41">
                <text:p>3493.41</text:p>
              </table:table-cell>
              <table:table-cell office:value-type="float" office:value="3530.07">
                <text:p>3530.07</text:p>
              </table:table-cell>
              <table:table-cell office:value-type="float" office:value="2209.01">
                <text:p>2209.01</text:p>
              </table:table-cell>
              <table:table-cell office:value-type="float" office:value="187422.32">
                <text:p>187422.3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493.4">
                <text:p>3493.4</text:p>
              </table:table-cell>
              <table:table-cell office:value-type="float" office:value="1739.01">
                <text:p>1739.01</text:p>
              </table:table-cell>
              <table:table-cell office:value-type="float" office:value="2299.17">
                <text:p>2299.17</text:p>
              </table:table-cell>
              <table:table-cell office:value-type="float" office:value="190060.8">
                <text:p>190060.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486.53">
                <text:p>3486.53</text:p>
              </table:table-cell>
              <table:table-cell office:value-type="float" office:value="3370.99">
                <text:p>3370.99</text:p>
              </table:table-cell>
              <table:table-cell office:value-type="float" office:value="2317.99">
                <text:p>2317.99</text:p>
              </table:table-cell>
              <table:table-cell office:value-type="float" office:value="187030.47">
                <text:p>187030.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486.97">
                <text:p>3486.97</text:p>
              </table:table-cell>
              <table:table-cell office:value-type="float" office:value="1738.92">
                <text:p>1738.92</text:p>
              </table:table-cell>
              <table:table-cell office:value-type="float" office:value="879.95">
                <text:p>879.95</text:p>
              </table:table-cell>
              <table:table-cell office:value-type="float" office:value="649.59">
                <text:p>649.5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480.34">
                <text:p>3480.34</text:p>
              </table:table-cell>
              <table:table-cell office:value-type="float" office:value="3519.14">
                <text:p>3519.14</text:p>
              </table:table-cell>
              <table:table-cell office:value-type="float" office:value="2322.75">
                <text:p>2322.75</text:p>
              </table:table-cell>
              <table:table-cell office:value-type="float" office:value="186908.3">
                <text:p>186908.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474.83">
                <text:p>3474.83</text:p>
              </table:table-cell>
              <table:table-cell office:value-type="float" office:value="1737.91">
                <text:p>1737.91</text:p>
              </table:table-cell>
              <table:table-cell office:value-type="float" office:value="2199.67">
                <text:p>2199.67</text:p>
              </table:table-cell>
              <table:table-cell office:value-type="float" office:value="186910.44">
                <text:p>186910.4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473.03">
                <text:p>3473.03</text:p>
              </table:table-cell>
              <table:table-cell office:value-type="float" office:value="3357.65">
                <text:p>3357.65</text:p>
              </table:table-cell>
              <table:table-cell office:value-type="float" office:value="2190.64">
                <text:p>2190.64</text:p>
              </table:table-cell>
              <table:table-cell office:value-type="float" office:value="186899.22">
                <text:p>186899.2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467.84">
                <text:p>3467.84</text:p>
              </table:table-cell>
              <table:table-cell office:value-type="float" office:value="1725.21">
                <text:p>1725.21</text:p>
              </table:table-cell>
              <table:table-cell office:value-type="float" office:value="877.51">
                <text:p>877.51</text:p>
              </table:table-cell>
              <table:table-cell office:value-type="float" office:value="658.31">
                <text:p>658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